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transparent_5f_crypto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named-expressions/>
      <text:variable-decls/>
      <text:user-field-decls/>
      <table:table table:name="BTC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bold_default">
            <text:p>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USD In No Fee</text:p>
          </table:table-cell>
          <table:table-cell office:value-type="string" table:style-name="header_default">
            <text:p>USD In With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0-06-28 14:38:40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12000.0" office:value-type="float" table:style-name="transparent_fiat"/>
          <table:table-cell office:value="0.01" office:value-type="float" table:style-name="transparent_crypto"/>
          <table:table-cell/>
          <table:table-cell/>
          <table:table-cell/>
          <table:table-cell office:value="10.0" office:value-type="float" table:style-name="transparent_fiat"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02 18:11:09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35000.0" office:value-type="float" table:style-name="transparent_fiat"/>
          <table:table-cell office:value="0.99" office:value-type="float" table:style-name="transparent_crypto"/>
          <table:table-cell/>
          <table:table-cell/>
          <table:table-cell/>
          <table:table-cell office:value="490.0" office:value-type="float" table:style-name="transparent_fiat"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O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 No Fee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Crypto Out With Fee</text:p>
          </table:table-cell>
          <table:table-cell office:value-type="string" table:style-name="header_default">
            <text:p>USD Out No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2-09 11:45:34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Gift</text:p>
          </table:table-cell>
          <table:table-cell/>
          <table:table-cell office:value="44628.22" office:value-type="float" table:style-name="transparent_fiat"/>
          <table:table-cell office:value="0.02" office:value-type="float" table:style-name="transparent_crypto"/>
          <table:table-cell office:value="0.0" office:value-type="float" table:style-name="transparent_crypto"/>
          <table:table-cell/>
          <table:table-cell/>
          <table:table-cell/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high spot_price read from Historic-Crypto plugin; Sending some BTC to Cathy as a gift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INT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From Exchange</text:p>
          </table:table-cell>
          <table:table-cell office:value-type="string" table:style-name="header_default">
            <text:p>From 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Crypto Received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1-14 03:23:38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="41952.11" office:value-type="float" table:style-name="transparent_fiat"/>
          <table:table-cell office:value="0.2002" office:value-type="float" table:style-name="transparent_crypto"/>
          <table:table-cell office:value="0.2" office:value-type="float" table:style-name="transparent_crypto"/>
          <table:table-cell/>
          <table:table-cell/>
          <table:table-cell/>
          <table:table-cell office:value-type="string" table:style-name="transparent_default">
            <text:p>28fde44268ac826b66a7ce99a8723b8cf23a836729b1a23cb4986898ad0096bf0</text:p>
          </table:table-cell>
          <table:table-cell office:value-type="string" table:style-name="transparent_default">
            <text:p>high spot_price read from Historic-Crypto plugin; Sent 0.2002 BTC to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18 15:27:18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="41736.81" office:value-type="float" table:style-name="transparent_fiat"/>
          <table:table-cell office:value="0.1001" office:value-type="float" table:style-name="transparent_crypto"/>
          <table:table-cell office:value="0.1" office:value-type="float" table:style-name="transparent_crypto"/>
          <table:table-cell/>
          <table:table-cell/>
          <table:table-cell/>
          <table:table-cell office:value-type="string" table:style-name="transparent_default">
            <text:p>9237a6ed823577c528093ead63568aa25588987534bce3487ff7772ab00589218</text:p>
          </table:table-cell>
          <table:table-cell office:value-type="string" table:style-name="transparent_default">
            <text:p>high spot_price read from Historic-Crypto plugin; Received 0.1 BTC from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25 02:58:40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="36463.4" office:value-type="float" table:style-name="transparent_fiat"/>
          <table:table-cell office:value="0.0503" office:value-type="float" table:style-name="transparent_crypto"/>
          <table:table-cell office:value="0.05" office:value-type="float" table:style-name="transparent_crypto"/>
          <table:table-cell/>
          <table:table-cell/>
          <table:table-cell/>
          <table:table-cell office:value-type="string" table:style-name="transparent_default">
            <text:p>6048ee3018b7852d93346fa82eb37645dc5014d625ef982aa823718f9238b6569a</text:p>
          </table:table-cell>
          <table:table-cell office:value-type="string" table:style-name="transparent_default">
            <text:p>high spot_price read from Historic-Crypto plugin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4:34:49.841260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08T20:03:16.507073</dc:date>
    <meta:editing-duration>P1DT10H9M41S</meta:editing-duration>
    <meta:editing-cycles>106</meta:editing-cycles>
    <meta:generator>http://pypi.python.org/pypi/ezodf/0.1.0$Python3.10.2 (main, Feb  2 2022, 05:51:25) [Clang 13.0.0 (clang-1300.0.29.3)]</meta:generator>
    <meta:document-statistic meta:table-count="1" meta:cell-count="96" meta:object-count="0"/>
  </office:meta>
</office:document-meta>
</file>